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7-blank-Leer" presentation:presentation-page-layout-name="Master1-PPL7" draw:id="Slide-256">
        <draw:custom-shape svg:x="1.48198in" svg:y="1.80786in" svg:width="1.1811in" svg:height="1.1811in" draw:id="id63" draw:style-name="a338" draw:name="Ellips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91in" svg:y="1.80786in" svg:width="1.1811in" svg:height="1.1811in" draw:id="id64" draw:style-name="a341" draw:name="Ellipse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5" draw:style-name="a344" draw:name="Textfeld 7" svg:x="2.71212in" svg:y="2.07294in" svg:width="0.60183in" svg:height="0.2861in">
          <draw:text-box>
            <text:p text:style-name="a343" text:class-names="" text:cond-style-name=""><text:span text:style-name="a342" text:class-names="">3.3***</text:span></text:p>
          </draw:text-box>
          <svg:title/>
          <svg:desc/>
        </draw:frame>
        <draw:frame draw:id="id66" draw:style-name="a348" draw:name="Textfeld 8" svg:x="2.25194in" svg:y="2.17122in" svg:width="0.45081in" svg:height="0.2861in">
          <draw:text-box>
            <text:p text:style-name="a347" text:class-names="" text:cond-style-name=""><text:span text:style-name="a345" text:class-names="">1.4</text:span><text:span text:style-name="a346" text:class-names=""/></text:p>
          </draw:text-box>
          <svg:title/>
          <svg:desc/>
        </draw:frame>
        <draw:frame draw:id="id67" draw:style-name="a354" draw:name="Textfeld 10" svg:x="2.60986in" svg:y="2.25085in" svg:width="0.94328in" svg:height="0.37025in">
          <draw:text-box>
            <text:p text:style-name="a350" text:class-names="" text:cond-style-name=""><text:span text:style-name="a349" text:class-names="">River km***</text:span></text:p>
            <text:p text:style-name="a353" text:class-names="" text:cond-style-name=""><text:span text:style-name="a351" text:class-names="">Distance river*</text:span><text:span text:style-name="a352" text:class-names=""/></text:p>
          </draw:text-box>
          <svg:title/>
          <svg:desc/>
        </draw:frame>
        <draw:custom-shape svg:x="3.68842in" svg:y="1.80707in" svg:width="1.1811in" svg:height="1.1811in" draw:id="id68" draw:style-name="a357" draw:name="Ellipse 1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9007in" svg:y="1.80707in" svg:width="1.1811in" svg:height="1.1811in" draw:id="id69" draw:style-name="a360" draw:name="Ellipse 1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0" draw:style-name="a369" draw:name="Textfeld 19" svg:x="3.43087in" svg:y="1.26071in" svg:width="2.39017in" svg:height="0.47122in">
          <draw:text-box>
            <text:p text:style-name="a363" text:class-names="" text:cond-style-name=""><text:span text:style-name="a361" text:class-names="">Nestedness</text:span><text:span text:style-name="a362" text:class-names=""/></text:p>
            <text:p text:style-name="a368" text:class-names="" text:cond-style-name=""><text:span text:style-name="a364" text:class-names="">(</text:span><text:span text:style-name="a365" text:class-names="">β</text:span><text:span text:style-name="a366" text:class-names="">SNE</text:span><text:span text:style-name="a367" text:class-names=""><text:s text:c="1"/>= 0.05)</text:span></text:p>
          </draw:text-box>
          <svg:title/>
          <svg:desc/>
        </draw:frame>
        <draw:frame draw:id="id71" draw:style-name="a377" draw:name="Textfeld 20" svg:x="1.37876in" svg:y="1.26071in" svg:width="2.17438in" svg:height="0.47122in">
          <draw:text-box>
            <text:p text:style-name="a371" text:class-names="" text:cond-style-name=""><text:span text:style-name="a370" text:class-names="">Turnover</text:span></text:p>
            <text:p text:style-name="a376" text:class-names="" text:cond-style-name=""><text:span text:style-name="a372" text:class-names="">(</text:span><text:span text:style-name="a373" text:class-names="">β</text:span><text:span text:style-name="a374" text:class-names="">SIM</text:span><text:span text:style-name="a375" text:class-names=""><text:s text:c="1"/>= 0.27)</text:span></text:p>
          </draw:text-box>
          <svg:title/>
          <svg:desc/>
        </draw:frame>
        <draw:custom-shape svg:x="1.49337in" svg:y="4.2564in" svg:width="1.1811in" svg:height="1.1811in" draw:id="id72" draw:style-name="a380" draw:name="Ellipse 3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5485in" svg:y="4.25641in" svg:width="1.1811in" svg:height="1.1811in" draw:id="id73" draw:style-name="a383" draw:name="Ellipse 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4853in" svg:y="4.2898in" svg:width="1.1811in" svg:height="1.1811in" draw:id="id74" draw:style-name="a386" draw:name="Ellipse 11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2712in" svg:y="4.2898in" svg:width="1.1811in" svg:height="1.1811in" draw:id="id75" draw:style-name="a389" draw:name="Ellipse 12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6" draw:style-name="a398" draw:name="Textfeld 19" svg:x="3.43372in" svg:y="3.75198in" svg:width="2.39017in" svg:height="0.47122in">
          <draw:text-box>
            <text:p text:style-name="a392" text:class-names="" text:cond-style-name=""><text:span text:style-name="a390" text:class-names="">Abundance gradient</text:span><text:span text:style-name="a391" text:class-names=""/></text:p>
            <text:p text:style-name="a397" text:class-names="" text:cond-style-name=""><text:span text:style-name="a393" text:class-names="">(</text:span><text:span text:style-name="a394" text:class-names="">β</text:span><text:span text:style-name="a395" text:class-names="">BC GRA</text:span><text:span text:style-name="a396" text:class-names=""><text:s text:c="1"/>= 0.02)</text:span></text:p>
          </draw:text-box>
          <svg:title/>
          <svg:desc/>
        </draw:frame>
        <draw:frame draw:id="id77" draw:style-name="a407" draw:name="Textfeld 20" svg:x="1.38161in" svg:y="3.75198in" svg:width="2.17438in" svg:height="0.47122in">
          <draw:text-box>
            <text:p text:style-name="a401" text:class-names="" text:cond-style-name=""><text:span text:style-name="a399" text:class-names="">Balanced variation</text:span><text:span text:style-name="a400" text:class-names=""/></text:p>
            <text:p text:style-name="a406" text:class-names="" text:cond-style-name=""><text:span text:style-name="a402" text:class-names="">(</text:span><text:span text:style-name="a403" text:class-names="">β</text:span><text:span text:style-name="a404" text:class-names="">BC BAL</text:span><text:span text:style-name="a405" text:class-names=""><text:s text:c="1"/>= 0.39)</text:span></text:p>
          </draw:text-box>
          <svg:title/>
          <svg:desc/>
        </draw:frame>
        <draw:custom-shape svg:x="1.87212in" svg:y="2.51341in" svg:width="1.1811in" svg:height="1.1811in" draw:id="id78" draw:style-name="a410" draw:name="Ellipse 4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3559in" svg:y="2.5029in" svg:width="1.1811in" svg:height="1.1811in" draw:id="id79" draw:style-name="a413" draw:name="Ellipse 4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7712in" svg:y="4.9682in" svg:width="1.1811in" svg:height="1.1811in" draw:id="id80" draw:style-name="a416" draw:name="Ellipse 4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3406in" svg:y="4.95705in" svg:width="1.1811in" svg:height="1.1811in" draw:id="id81" draw:style-name="a419" draw:name="Ellipse 4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2" draw:style-name="a423" draw:name="Textfeld 8" svg:x="2.51608in" svg:y="2.66472in" svg:width="0.45081in" svg:height="0.2861in">
          <draw:text-box>
            <text:p text:style-name="a422" text:class-names="" text:cond-style-name=""><text:span text:style-name="a420" text:class-names="">2.9</text:span><text:span text:style-name="a421" text:class-names=""/></text:p>
          </draw:text-box>
          <svg:title/>
          <svg:desc/>
        </draw:frame>
        <draw:frame draw:id="id83" draw:style-name="a427" draw:name="Textfeld 8" svg:x="2.23221in" svg:y="3.05354in" svg:width="0.55412in" svg:height="0.2861in">
          <draw:text-box>
            <text:p text:style-name="a426" text:class-names="" text:cond-style-name=""><text:span text:style-name="a424" text:class-names="">4.7**</text:span><text:span text:style-name="a425" text:class-names=""/></text:p>
          </draw:text-box>
          <svg:title/>
          <svg:desc/>
        </draw:frame>
        <draw:frame draw:id="id84" draw:style-name="a430" draw:name="Textfeld 45" svg:x="2.15166in" svg:y="0.29493in" svg:width="3.17862in" svg:height="0.40391in">
          <draw:text-box>
            <text:p text:style-name="a429" text:class-names="" text:cond-style-name=""><text:span text:style-name="a428" text:class-names="">Variation partitioning 2017</text:span></text:p>
          </draw:text-box>
          <svg:title/>
          <svg:desc/>
        </draw:frame>
        <draw:frame draw:id="id85" draw:style-name="a436" draw:name="Textfeld 10" svg:x="2.06593in" svg:y="3.25531in" svg:width="0.7204in" svg:height="0.37025in">
          <draw:text-box>
            <text:p text:style-name="a432" text:class-names="" text:cond-style-name=""><text:span text:style-name="a431" text:class-names="">PC3cY*</text:span></text:p>
            <text:p text:style-name="a435" text:class-names="" text:cond-style-name=""><text:span text:style-name="a433" text:class-names="">PC1cY*</text:span><text:span text:style-name="a434" text:class-names=""/></text:p>
          </draw:text-box>
          <svg:title/>
          <svg:desc/>
        </draw:frame>
        <draw:frame draw:id="id86" draw:style-name="a440" draw:name="Textfeld 8" svg:x="2.2691in" svg:y="5.42846in" svg:width="0.55412in" svg:height="0.2861in">
          <draw:text-box>
            <text:p text:style-name="a439" text:class-names="" text:cond-style-name=""><text:span text:style-name="a437" text:class-names="">2.0*</text:span><text:span text:style-name="a438" text:class-names=""/></text:p>
          </draw:text-box>
          <svg:title/>
          <svg:desc/>
        </draw:frame>
        <draw:frame draw:id="id87" draw:style-name="a445" draw:name="Textfeld 10" svg:x="2.18767in" svg:y="5.60827in" svg:width="0.7204in" svg:height="0.37025in">
          <draw:text-box>
            <text:p text:style-name="a442" text:class-names="" text:cond-style-name=""><text:span text:style-name="a441" text:class-names="">plotAge***</text:span></text:p>
            <text:p text:style-name="a444" text:class-names="" text:cond-style-name=""><text:span text:style-name="a443" text:class-names="">PC1cY*</text:span></text:p>
          </draw:text-box>
          <svg:title/>
          <svg:desc/>
        </draw:frame>
        <draw:custom-shape svg:x="7.89651in" svg:y="1.91469in" svg:width="1.1811in" svg:height="1.1811in" draw:id="id88" draw:style-name="a448" draw:name="Ellipse 3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8363in" svg:y="1.91469in" svg:width="1.1811in" svg:height="1.1811in" draw:id="id89" draw:style-name="a451" draw:name="Ellipse 4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0" draw:style-name="a455" draw:name="Textfeld 7" svg:x="9.12664in" svg:y="2.17977in" svg:width="0.60183in" svg:height="0.2861in">
          <draw:text-box>
            <text:p text:style-name="a454" text:class-names="" text:cond-style-name=""><text:span text:style-name="a452" text:class-names="">4.5***</text:span><text:span text:style-name="a453" text:class-names=""/></text:p>
          </draw:text-box>
          <svg:title/>
          <svg:desc/>
        </draw:frame>
        <draw:frame draw:id="id91" draw:style-name="a468" draw:name="Textfeld 10" svg:x="9.02439in" svg:y="2.35768in" svg:width="0.94328in" svg:height="0.50488in">
          <draw:text-box>
            <text:p text:style-name="a459" text:class-names="" text:cond-style-name=""><text:span text:style-name="a456" text:class-names="">River km</text:span><text:span text:style-name="a457" text:class-names="">**</text:span><text:span text:style-name="a458" text:class-names=""/></text:p>
            <text:p text:style-name="a464" text:class-names="" text:cond-style-name=""><text:span text:style-name="a460" text:class-names="">Distance</text:span><text:span text:style-name="a461" text:class-names=""><text:s text:c="1"/></text:span><text:span text:style-name="a462" text:class-names="">river</text:span><text:span text:style-name="a463" text:class-names="">*</text:span></text:p>
            <text:p text:style-name="a467" text:class-names="" text:cond-style-name=""><text:span text:style-name="a465" text:class-names="">MEM2**</text:span><text:span text:style-name="a466" text:class-names=""/></text:p>
          </draw:text-box>
          <svg:title/>
          <svg:desc/>
        </draw:frame>
        <draw:custom-shape svg:x="10.10295in" svg:y="1.9139in" svg:width="1.1811in" svg:height="1.1811in" draw:id="id92" draw:style-name="a471" draw:name="Ellipse 11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046in" svg:y="1.9139in" svg:width="1.1811in" svg:height="1.1811in" draw:id="id93" draw:style-name="a474" draw:name="Ellipse 12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4" draw:style-name="a483" draw:name="Textfeld 19" svg:x="9.84539in" svg:y="1.36754in" svg:width="2.39017in" svg:height="0.47122in">
          <draw:text-box>
            <text:p text:style-name="a477" text:class-names="" text:cond-style-name=""><text:span text:style-name="a475" text:class-names="">Nestedness</text:span><text:span text:style-name="a476" text:class-names=""/></text:p>
            <text:p text:style-name="a482" text:class-names="" text:cond-style-name=""><text:span text:style-name="a478" text:class-names="">(</text:span><text:span text:style-name="a479" text:class-names="">β</text:span><text:span text:style-name="a480" text:class-names="">SNE</text:span><text:span text:style-name="a481" text:class-names=""><text:s text:c="1"/>= 0.05)</text:span></text:p>
          </draw:text-box>
          <svg:title/>
          <svg:desc/>
        </draw:frame>
        <draw:frame draw:id="id95" draw:style-name="a491" draw:name="Textfeld 20" svg:x="7.79329in" svg:y="1.36754in" svg:width="2.17438in" svg:height="0.47122in">
          <draw:text-box>
            <text:p text:style-name="a485" text:class-names="" text:cond-style-name=""><text:span text:style-name="a484" text:class-names="">Turnover</text:span></text:p>
            <text:p text:style-name="a490" text:class-names="" text:cond-style-name=""><text:span text:style-name="a486" text:class-names="">(</text:span><text:span text:style-name="a487" text:class-names="">β</text:span><text:span text:style-name="a488" text:class-names="">SIM</text:span><text:span text:style-name="a489" text:class-names=""><text:s text:c="1"/>= 0.27)</text:span></text:p>
          </draw:text-box>
          <svg:title/>
          <svg:desc/>
        </draw:frame>
        <draw:custom-shape svg:x="7.9079in" svg:y="4.36323in" svg:width="1.1811in" svg:height="1.1811in" draw:id="id96" draw:style-name="a494" draw:name="Ellipse 3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6938in" svg:y="4.36324in" svg:width="1.1811in" svg:height="1.1811in" draw:id="id97" draw:style-name="a497" draw:name="Ellipse 4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6306in" svg:y="4.39663in" svg:width="1.1811in" svg:height="1.1811in" draw:id="id98" draw:style-name="a500" draw:name="Ellipse 11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4164in" svg:y="4.39663in" svg:width="1.1811in" svg:height="1.1811in" draw:id="id99" draw:style-name="a503" draw:name="Ellipse 12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0" draw:style-name="a516" draw:name="Textfeld 19" svg:x="9.84824in" svg:y="3.85882in" svg:width="2.39017in" svg:height="0.47122in">
          <draw:text-box>
            <text:p text:style-name="a508" text:class-names="" text:cond-style-name=""><text:span text:style-name="a504" text:class-names="">Abundance</text:span><text:span text:style-name="a505" text:class-names=""><text:s text:c="1"/></text:span><text:span text:style-name="a506" text:class-names="">gradient</text:span><text:span text:style-name="a507" text:class-names=""/></text:p>
            <text:p text:style-name="a515" text:class-names="" text:cond-style-name=""><text:span text:style-name="a509" text:class-names="">(</text:span><text:span text:style-name="a510" text:class-names="">β</text:span><text:span text:style-name="a511" text:class-names="">BC GRA</text:span><text:span text:style-name="a512" text:class-names=""><text:s text:c="1"/>=<text:s text:c="1"/></text:span><text:span text:style-name="a513" text:class-names="">0.xx)</text:span><text:span text:style-name="a514" text:class-names=""/></text:p>
          </draw:text-box>
          <svg:title/>
          <svg:desc/>
        </draw:frame>
        <draw:frame draw:id="id101" draw:style-name="a529" draw:name="Textfeld 20" svg:x="7.79614in" svg:y="3.85882in" svg:width="2.17438in" svg:height="0.47122in">
          <draw:text-box>
            <text:p text:style-name="a521" text:class-names="" text:cond-style-name=""><text:span text:style-name="a517" text:class-names="">Balanced</text:span><text:span text:style-name="a518" text:class-names=""><text:s text:c="1"/></text:span><text:span text:style-name="a519" text:class-names="">variation</text:span><text:span text:style-name="a520" text:class-names=""/></text:p>
            <text:p text:style-name="a528" text:class-names="" text:cond-style-name=""><text:span text:style-name="a522" text:class-names="">(</text:span><text:span text:style-name="a523" text:class-names="">β</text:span><text:span text:style-name="a524" text:class-names="">BC BAL</text:span><text:span text:style-name="a525" text:class-names=""><text:s text:c="1"/>=<text:s text:c="1"/></text:span><text:span text:style-name="a526" text:class-names="">0.xx)</text:span><text:span text:style-name="a527" text:class-names=""/></text:p>
          </draw:text-box>
          <svg:title/>
          <svg:desc/>
        </draw:frame>
        <draw:custom-shape svg:x="8.28665in" svg:y="2.62024in" svg:width="1.1811in" svg:height="1.1811in" draw:id="id102" draw:style-name="a532" draw:name="Ellipse 4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5012in" svg:y="2.60973in" svg:width="1.1811in" svg:height="1.1811in" draw:id="id103" draw:style-name="a535" draw:name="Ellipse 4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9165in" svg:y="5.07503in" svg:width="1.1811in" svg:height="1.1811in" draw:id="id104" draw:style-name="a538" draw:name="Ellipse 4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4858in" svg:y="5.06388in" svg:width="1.1811in" svg:height="1.1811in" draw:id="id105" draw:style-name="a541" draw:name="Ellipse 4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6" draw:style-name="a545" draw:name="Textfeld 8" svg:x="8.9306in" svg:y="2.77155in" svg:width="0.45081in" svg:height="0.2861in">
          <draw:text-box>
            <text:p text:style-name="a544" text:class-names="" text:cond-style-name=""><text:span text:style-name="a542" text:class-names="">4.6</text:span><text:span text:style-name="a543" text:class-names=""/></text:p>
          </draw:text-box>
          <svg:title/>
          <svg:desc/>
        </draw:frame>
        <draw:frame draw:id="id107" draw:style-name="a549" draw:name="Textfeld 8" svg:x="8.64674in" svg:y="3.16037in" svg:width="0.67586in" svg:height="0.2861in">
          <draw:text-box>
            <text:p text:style-name="a548" text:class-names="" text:cond-style-name=""><text:span text:style-name="a546" text:class-names="">1.7***</text:span><text:span text:style-name="a547" text:class-names=""/></text:p>
          </draw:text-box>
          <svg:title/>
          <svg:desc/>
        </draw:frame>
        <draw:frame draw:id="id108" draw:style-name="a552" draw:name="Textfeld 71" svg:x="8.56619in" svg:y="0.40177in" svg:width="3.17862in" svg:height="0.40391in">
          <draw:text-box>
            <text:p text:style-name="a551" text:class-names="" text:cond-style-name=""><text:span text:style-name="a550" text:class-names="">Variation partitioning 2018</text:span></text:p>
          </draw:text-box>
          <svg:title/>
          <svg:desc/>
        </draw:frame>
        <draw:frame draw:id="id109" draw:style-name="a562" draw:name="Textfeld 10" svg:x="8.48046in" svg:y="3.36214in" svg:width="0.7204in" svg:height="0.50488in">
          <draw:text-box>
            <text:p text:style-name="a555" text:class-names="" text:cond-style-name=""><text:span text:style-name="a553" text:class-names="">PC1cY</text:span><text:span text:style-name="a554" text:class-names="">*</text:span></text:p>
            <text:p text:style-name="a557" text:class-names="" text:cond-style-name=""><text:span text:style-name="a556" text:class-names="">PC3cY</text:span></text:p>
            <text:p text:style-name="a561" text:class-names="" text:cond-style-name=""><text:span text:style-name="a558" text:class-names="">plotAge</text:span><text:span text:style-name="a559" text:class-names="">*</text:span><text:span text:style-name="a560" text:class-names=""/></text:p>
          </draw:text-box>
          <svg:title/>
          <svg:desc/>
        </draw:frame>
      </draw:page>
      <draw:page draw:name="Slide2" draw:style-name="a563" draw:master-page-name="Master1-Layout7-blank-Leer" presentation:presentation-page-layout-name="Master1-PPL7" draw:id="Slide-257">
        <draw:custom-shape svg:x="1.48198in" svg:y="1.80786in" svg:width="1.1811in" svg:height="1.1811in" draw:id="id110" draw:style-name="a566" draw:name="Ellipse 3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91in" svg:y="1.80786in" svg:width="1.1811in" svg:height="1.1811in" draw:id="id111" draw:style-name="a569" draw:name="Ellipse 4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2" draw:style-name="a572" draw:name="Textfeld 7" svg:x="2.71212in" svg:y="2.07294in" svg:width="0.60183in" svg:height="0.2861in">
          <draw:text-box>
            <text:p text:style-name="a571" text:class-names="" text:cond-style-name=""><text:span text:style-name="a570" text:class-names="">3.3***</text:span></text:p>
          </draw:text-box>
          <svg:title/>
          <svg:desc/>
        </draw:frame>
        <draw:frame draw:id="id113" draw:style-name="a576" draw:name="Textfeld 8" svg:x="2.25194in" svg:y="2.17122in" svg:width="0.45081in" svg:height="0.2861in">
          <draw:text-box>
            <text:p text:style-name="a575" text:class-names="" text:cond-style-name=""><text:span text:style-name="a573" text:class-names="">1.4</text:span><text:span text:style-name="a574" text:class-names=""/></text:p>
          </draw:text-box>
          <svg:title/>
          <svg:desc/>
        </draw:frame>
        <draw:frame draw:id="id114" draw:style-name="a582" draw:name="Textfeld 10" svg:x="2.60986in" svg:y="2.25085in" svg:width="0.94328in" svg:height="0.37025in">
          <draw:text-box>
            <text:p text:style-name="a578" text:class-names="" text:cond-style-name=""><text:span text:style-name="a577" text:class-names="">River km***</text:span></text:p>
            <text:p text:style-name="a581" text:class-names="" text:cond-style-name=""><text:span text:style-name="a579" text:class-names="">Distance river*</text:span><text:span text:style-name="a580" text:class-names=""/></text:p>
          </draw:text-box>
          <svg:title/>
          <svg:desc/>
        </draw:frame>
        <draw:custom-shape svg:x="3.68842in" svg:y="1.80707in" svg:width="1.1811in" svg:height="1.1811in" draw:id="id115" draw:style-name="a585" draw:name="Ellipse 11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9007in" svg:y="1.80707in" svg:width="1.1811in" svg:height="1.1811in" draw:id="id116" draw:style-name="a588" draw:name="Ellipse 12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7" draw:style-name="a599" draw:name="Textfeld 19" svg:x="3.43087in" svg:y="1.26071in" svg:width="2.39017in" svg:height="0.47122in">
          <draw:text-box>
            <text:p text:style-name="a591" text:class-names="" text:cond-style-name=""><text:span text:style-name="a589" text:class-names="">Nestedness</text:span><text:span text:style-name="a590" text:class-names=""/></text:p>
            <text:p text:style-name="a598" text:class-names="" text:cond-style-name=""><text:span text:style-name="a592" text:class-names="">(</text:span><text:span text:style-name="a593" text:class-names="">β</text:span><text:span text:style-name="a594" text:class-names="">SNE</text:span><text:span text:style-name="a595" text:class-names=""><text:s text:c="1"/>=<text:s text:c="1"/></text:span><text:span text:style-name="a596" text:class-names="">0.xx)</text:span><text:span text:style-name="a597" text:class-names=""/></text:p>
          </draw:text-box>
          <svg:title/>
          <svg:desc/>
        </draw:frame>
        <draw:frame draw:id="id118" draw:style-name="a610" draw:name="Textfeld 20" svg:x="1.37876in" svg:y="1.26071in" svg:width="2.17438in" svg:height="0.47122in">
          <draw:text-box>
            <text:p text:style-name="a602" text:class-names="" text:cond-style-name=""><text:span text:style-name="a600" text:class-names="">Turnover</text:span><text:span text:style-name="a601" text:class-names=""/></text:p>
            <text:p text:style-name="a609" text:class-names="" text:cond-style-name=""><text:span text:style-name="a603" text:class-names="">(</text:span><text:span text:style-name="a604" text:class-names="">β</text:span><text:span text:style-name="a605" text:class-names="">SIM</text:span><text:span text:style-name="a606" text:class-names=""><text:s text:c="1"/>=<text:s text:c="1"/></text:span><text:span text:style-name="a607" text:class-names="">0.xx)</text:span><text:span text:style-name="a608" text:class-names=""/></text:p>
          </draw:text-box>
          <svg:title/>
          <svg:desc/>
        </draw:frame>
        <draw:custom-shape svg:x="1.49337in" svg:y="4.2564in" svg:width="1.1811in" svg:height="1.1811in" draw:id="id119" draw:style-name="a613" draw:name="Ellipse 3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5485in" svg:y="4.25641in" svg:width="1.1811in" svg:height="1.1811in" draw:id="id120" draw:style-name="a616" draw:name="Ellipse 4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4853in" svg:y="4.2898in" svg:width="1.1811in" svg:height="1.1811in" draw:id="id121" draw:style-name="a619" draw:name="Ellipse 11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2712in" svg:y="4.2898in" svg:width="1.1811in" svg:height="1.1811in" draw:id="id122" draw:style-name="a622" draw:name="Ellipse 12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3" draw:style-name="a635" draw:name="Textfeld 19" svg:x="3.43372in" svg:y="3.75198in" svg:width="2.39017in" svg:height="0.47122in">
          <draw:text-box>
            <text:p text:style-name="a627" text:class-names="" text:cond-style-name=""><text:span text:style-name="a623" text:class-names="">Abundance</text:span><text:span text:style-name="a624" text:class-names=""><text:s text:c="1"/></text:span><text:span text:style-name="a625" text:class-names="">gradient</text:span><text:span text:style-name="a626" text:class-names=""/></text:p>
            <text:p text:style-name="a634" text:class-names="" text:cond-style-name=""><text:span text:style-name="a628" text:class-names="">(</text:span><text:span text:style-name="a629" text:class-names="">β</text:span><text:span text:style-name="a630" text:class-names="">BC GRA</text:span><text:span text:style-name="a631" text:class-names=""><text:s text:c="1"/>=<text:s text:c="1"/></text:span><text:span text:style-name="a632" text:class-names="">0.xx)</text:span><text:span text:style-name="a633" text:class-names=""/></text:p>
          </draw:text-box>
          <svg:title/>
          <svg:desc/>
        </draw:frame>
        <draw:frame draw:id="id124" draw:style-name="a648" draw:name="Textfeld 20" svg:x="1.38161in" svg:y="3.75198in" svg:width="2.17438in" svg:height="0.47122in">
          <draw:text-box>
            <text:p text:style-name="a640" text:class-names="" text:cond-style-name=""><text:span text:style-name="a636" text:class-names="">Balanced</text:span><text:span text:style-name="a637" text:class-names=""><text:s text:c="1"/></text:span><text:span text:style-name="a638" text:class-names="">variation</text:span><text:span text:style-name="a639" text:class-names=""/></text:p>
            <text:p text:style-name="a647" text:class-names="" text:cond-style-name=""><text:span text:style-name="a641" text:class-names="">(</text:span><text:span text:style-name="a642" text:class-names="">β</text:span><text:span text:style-name="a643" text:class-names="">BC BAL</text:span><text:span text:style-name="a644" text:class-names=""><text:s text:c="1"/>=<text:s text:c="1"/></text:span><text:span text:style-name="a645" text:class-names="">0.xx)</text:span><text:span text:style-name="a646" text:class-names=""/></text:p>
          </draw:text-box>
          <svg:title/>
          <svg:desc/>
        </draw:frame>
        <draw:custom-shape svg:x="1.87212in" svg:y="2.51341in" svg:width="1.1811in" svg:height="1.1811in" draw:id="id125" draw:style-name="a651" draw:name="Ellipse 4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3559in" svg:y="2.5029in" svg:width="1.1811in" svg:height="1.1811in" draw:id="id126" draw:style-name="a654" draw:name="Ellipse 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7712in" svg:y="4.9682in" svg:width="1.1811in" svg:height="1.1811in" draw:id="id127" draw:style-name="a657" draw:name="Ellipse 4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3406in" svg:y="4.95705in" svg:width="1.1811in" svg:height="1.1811in" draw:id="id128" draw:style-name="a660" draw:name="Ellipse 4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9" draw:style-name="a664" draw:name="Textfeld 8" svg:x="2.51608in" svg:y="2.66472in" svg:width="0.45081in" svg:height="0.2861in">
          <draw:text-box>
            <text:p text:style-name="a663" text:class-names="" text:cond-style-name=""><text:span text:style-name="a661" text:class-names="">2.9</text:span><text:span text:style-name="a662" text:class-names=""/></text:p>
          </draw:text-box>
          <svg:title/>
          <svg:desc/>
        </draw:frame>
        <draw:frame draw:id="id130" draw:style-name="a668" draw:name="Textfeld 8" svg:x="2.23221in" svg:y="3.05354in" svg:width="0.55412in" svg:height="0.2861in">
          <draw:text-box>
            <text:p text:style-name="a667" text:class-names="" text:cond-style-name=""><text:span text:style-name="a665" text:class-names="">4.7**</text:span><text:span text:style-name="a666" text:class-names=""/></text:p>
          </draw:text-box>
          <svg:title/>
          <svg:desc/>
        </draw:frame>
        <draw:frame draw:id="id131" draw:style-name="a675" draw:name="Textfeld 45" svg:x="2.15166in" svg:y="0.29493in" svg:width="3.17862in" svg:height="0.40391in">
          <draw:text-box>
            <text:p text:style-name="a674" text:class-names="" text:cond-style-name=""><text:span text:style-name="a669" text:class-names="">Variation<text:s text:c="1"/></text:span><text:span text:style-name="a670" text:class-names="">partitioning</text:span><text:span text:style-name="a671" text:class-names=""><text:s text:c="1"/></text:span><text:span text:style-name="a672" text:class-names="">2019</text:span><text:span text:style-name="a673" text:class-names=""/></text:p>
          </draw:text-box>
          <svg:title/>
          <svg:desc/>
        </draw:frame>
        <draw:frame draw:id="id132" draw:style-name="a681" draw:name="Textfeld 10" svg:x="2.06593in" svg:y="3.25531in" svg:width="0.7204in" svg:height="0.37025in">
          <draw:text-box>
            <text:p text:style-name="a677" text:class-names="" text:cond-style-name=""><text:span text:style-name="a676" text:class-names="">PC3cY*</text:span></text:p>
            <text:p text:style-name="a680" text:class-names="" text:cond-style-name=""><text:span text:style-name="a678" text:class-names="">PC1cY*</text:span><text:span text:style-name="a679" text:class-names=""/></text:p>
          </draw:text-box>
          <svg:title/>
          <svg:desc/>
        </draw:frame>
        <draw:frame draw:id="id133" draw:style-name="a685" draw:name="Textfeld 8" svg:x="2.2691in" svg:y="5.42846in" svg:width="0.55412in" svg:height="0.2861in">
          <draw:text-box>
            <text:p text:style-name="a684" text:class-names="" text:cond-style-name=""><text:span text:style-name="a682" text:class-names="">2.0*</text:span><text:span text:style-name="a683" text:class-names=""/></text:p>
          </draw:text-box>
          <svg:title/>
          <svg:desc/>
        </draw:frame>
        <draw:frame draw:id="id134" draw:style-name="a690" draw:name="Textfeld 10" svg:x="2.18767in" svg:y="5.60827in" svg:width="0.7204in" svg:height="0.37025in">
          <draw:text-box>
            <text:p text:style-name="a687" text:class-names="" text:cond-style-name=""><text:span text:style-name="a686" text:class-names="">plotAge***</text:span></text:p>
            <text:p text:style-name="a689" text:class-names="" text:cond-style-name=""><text:span text:style-name="a688" text:class-names="">PC1cY*</text:span></text:p>
          </draw:text-box>
          <svg:title/>
          <svg:desc/>
        </draw:frame>
        <draw:custom-shape svg:x="8.21115in" svg:y="1.80786in" svg:width="1.1811in" svg:height="1.1811in" draw:id="id135" draw:style-name="a693" draw:name="Ellipse 3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9827in" svg:y="1.80786in" svg:width="1.1811in" svg:height="1.1811in" draw:id="id136" draw:style-name="a696" draw:name="Ellipse 4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7" draw:style-name="a699" draw:name="Textfeld 7" svg:x="9.44129in" svg:y="2.07294in" svg:width="0.60183in" svg:height="0.2861in">
          <draw:text-box>
            <text:p text:style-name="a698" text:class-names="" text:cond-style-name=""><text:span text:style-name="a697" text:class-names="">3.3***</text:span></text:p>
          </draw:text-box>
          <svg:title/>
          <svg:desc/>
        </draw:frame>
        <draw:frame draw:id="id138" draw:style-name="a703" draw:name="Textfeld 8" svg:x="8.98111in" svg:y="2.17122in" svg:width="0.45081in" svg:height="0.2861in">
          <draw:text-box>
            <text:p text:style-name="a702" text:class-names="" text:cond-style-name=""><text:span text:style-name="a700" text:class-names="">1.4</text:span><text:span text:style-name="a701" text:class-names=""/></text:p>
          </draw:text-box>
          <svg:title/>
          <svg:desc/>
        </draw:frame>
        <draw:frame draw:id="id139" draw:style-name="a709" draw:name="Textfeld 10" svg:x="9.33903in" svg:y="2.25085in" svg:width="0.94328in" svg:height="0.37025in">
          <draw:text-box>
            <text:p text:style-name="a705" text:class-names="" text:cond-style-name=""><text:span text:style-name="a704" text:class-names="">River km***</text:span></text:p>
            <text:p text:style-name="a708" text:class-names="" text:cond-style-name=""><text:span text:style-name="a706" text:class-names="">Distance river*</text:span><text:span text:style-name="a707" text:class-names=""/></text:p>
          </draw:text-box>
          <svg:title/>
          <svg:desc/>
        </draw:frame>
        <draw:custom-shape svg:x="10.41759in" svg:y="1.80707in" svg:width="1.1811in" svg:height="1.1811in" draw:id="id140" draw:style-name="a712" draw:name="Ellipse 11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1924in" svg:y="1.80707in" svg:width="1.1811in" svg:height="1.1811in" draw:id="id141" draw:style-name="a715" draw:name="Ellipse 12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2" draw:style-name="a724" draw:name="Textfeld 19" svg:x="10.16004in" svg:y="1.26071in" svg:width="2.39017in" svg:height="0.47122in">
          <draw:text-box>
            <text:p text:style-name="a718" text:class-names="" text:cond-style-name=""><text:span text:style-name="a716" text:class-names="">Nestedness</text:span><text:span text:style-name="a717" text:class-names=""/></text:p>
            <text:p text:style-name="a723" text:class-names="" text:cond-style-name=""><text:span text:style-name="a719" text:class-names="">(</text:span><text:span text:style-name="a720" text:class-names="">β</text:span><text:span text:style-name="a721" text:class-names="">SNE</text:span><text:span text:style-name="a722" text:class-names=""><text:s text:c="1"/>= 0.05)</text:span></text:p>
          </draw:text-box>
          <svg:title/>
          <svg:desc/>
        </draw:frame>
        <draw:frame draw:id="id143" draw:style-name="a732" draw:name="Textfeld 20" svg:x="8.10793in" svg:y="1.26071in" svg:width="2.17438in" svg:height="0.47122in">
          <draw:text-box>
            <text:p text:style-name="a726" text:class-names="" text:cond-style-name=""><text:span text:style-name="a725" text:class-names="">Turnover</text:span></text:p>
            <text:p text:style-name="a731" text:class-names="" text:cond-style-name=""><text:span text:style-name="a727" text:class-names="">(</text:span><text:span text:style-name="a728" text:class-names="">β</text:span><text:span text:style-name="a729" text:class-names="">SIM</text:span><text:span text:style-name="a730" text:class-names=""><text:s text:c="1"/>= 0.27)</text:span></text:p>
          </draw:text-box>
          <svg:title/>
          <svg:desc/>
        </draw:frame>
        <draw:custom-shape svg:x="8.22254in" svg:y="4.2564in" svg:width="1.1811in" svg:height="1.1811in" draw:id="id144" draw:style-name="a735" draw:name="Ellipse 3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8402in" svg:y="4.25641in" svg:width="1.1811in" svg:height="1.1811in" draw:id="id145" draw:style-name="a738" draw:name="Ellipse 4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777in" svg:y="4.2898in" svg:width="1.1811in" svg:height="1.1811in" draw:id="id146" draw:style-name="a741" draw:name="Ellipse 11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5629in" svg:y="4.2898in" svg:width="1.1811in" svg:height="1.1811in" draw:id="id147" draw:style-name="a744" draw:name="Ellipse 12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8" draw:style-name="a757" draw:name="Textfeld 19" svg:x="10.16289in" svg:y="3.75198in" svg:width="2.39017in" svg:height="0.47122in">
          <draw:text-box>
            <text:p text:style-name="a749" text:class-names="" text:cond-style-name=""><text:span text:style-name="a745" text:class-names="">Abundance</text:span><text:span text:style-name="a746" text:class-names=""><text:s text:c="1"/></text:span><text:span text:style-name="a747" text:class-names="">gradient</text:span><text:span text:style-name="a748" text:class-names=""/></text:p>
            <text:p text:style-name="a756" text:class-names="" text:cond-style-name=""><text:span text:style-name="a750" text:class-names="">(</text:span><text:span text:style-name="a751" text:class-names="">β</text:span><text:span text:style-name="a752" text:class-names="">BC GRA</text:span><text:span text:style-name="a753" text:class-names=""><text:s text:c="1"/>=<text:s text:c="1"/></text:span><text:span text:style-name="a754" text:class-names="">0.xx)</text:span><text:span text:style-name="a755" text:class-names=""/></text:p>
          </draw:text-box>
          <svg:title/>
          <svg:desc/>
        </draw:frame>
        <draw:frame draw:id="id149" draw:style-name="a770" draw:name="Textfeld 20" svg:x="8.11078in" svg:y="3.75198in" svg:width="2.17438in" svg:height="0.47122in">
          <draw:text-box>
            <text:p text:style-name="a762" text:class-names="" text:cond-style-name=""><text:span text:style-name="a758" text:class-names="">Balanced</text:span><text:span text:style-name="a759" text:class-names=""><text:s text:c="1"/></text:span><text:span text:style-name="a760" text:class-names="">variation</text:span><text:span text:style-name="a761" text:class-names=""/></text:p>
            <text:p text:style-name="a769" text:class-names="" text:cond-style-name=""><text:span text:style-name="a763" text:class-names="">(</text:span><text:span text:style-name="a764" text:class-names="">β</text:span><text:span text:style-name="a765" text:class-names="">BC BAL</text:span><text:span text:style-name="a766" text:class-names=""><text:s text:c="1"/>=<text:s text:c="1"/></text:span><text:span text:style-name="a767" text:class-names="">0.xx)</text:span><text:span text:style-name="a768" text:class-names=""/></text:p>
          </draw:text-box>
          <svg:title/>
          <svg:desc/>
        </draw:frame>
        <draw:custom-shape svg:x="8.60129in" svg:y="2.51341in" svg:width="1.1811in" svg:height="1.1811in" draw:id="id150" draw:style-name="a773" draw:name="Ellipse 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476in" svg:y="2.5029in" svg:width="1.1811in" svg:height="1.1811in" draw:id="id151" draw:style-name="a776" draw:name="Ellipse 4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0629in" svg:y="4.9682in" svg:width="1.1811in" svg:height="1.1811in" draw:id="id152" draw:style-name="a779" draw:name="Ellipse 4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323in" svg:y="4.95705in" svg:width="1.1811in" svg:height="1.1811in" draw:id="id153" draw:style-name="a782" draw:name="Ellipse 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4" draw:style-name="a786" draw:name="Textfeld 8" svg:x="9.24525in" svg:y="2.66472in" svg:width="0.45081in" svg:height="0.2861in">
          <draw:text-box>
            <text:p text:style-name="a785" text:class-names="" text:cond-style-name=""><text:span text:style-name="a783" text:class-names="">2.9</text:span><text:span text:style-name="a784" text:class-names=""/></text:p>
          </draw:text-box>
          <svg:title/>
          <svg:desc/>
        </draw:frame>
        <draw:frame draw:id="id155" draw:style-name="a790" draw:name="Textfeld 8" svg:x="8.96138in" svg:y="3.05354in" svg:width="0.55412in" svg:height="0.2861in">
          <draw:text-box>
            <text:p text:style-name="a789" text:class-names="" text:cond-style-name=""><text:span text:style-name="a787" text:class-names="">4.7**</text:span><text:span text:style-name="a788" text:class-names=""/></text:p>
          </draw:text-box>
          <svg:title/>
          <svg:desc/>
        </draw:frame>
        <draw:frame draw:id="id156" draw:style-name="a797" draw:name="Textfeld 45" svg:x="8.88083in" svg:y="0.29493in" svg:width="3.17862in" svg:height="0.40391in">
          <draw:text-box>
            <text:p text:style-name="a796" text:class-names="" text:cond-style-name=""><text:span text:style-name="a791" text:class-names="">Variation<text:s text:c="1"/></text:span><text:span text:style-name="a792" text:class-names="">partitioning</text:span><text:span text:style-name="a793" text:class-names=""><text:s text:c="1"/></text:span><text:span text:style-name="a794" text:class-names="">2021</text:span><text:span text:style-name="a795" text:class-names=""/></text:p>
          </draw:text-box>
          <svg:title/>
          <svg:desc/>
        </draw:frame>
        <draw:frame draw:id="id157" draw:style-name="a803" draw:name="Textfeld 10" svg:x="8.7951in" svg:y="3.25531in" svg:width="0.7204in" svg:height="0.37025in">
          <draw:text-box>
            <text:p text:style-name="a799" text:class-names="" text:cond-style-name=""><text:span text:style-name="a798" text:class-names="">PC3cY*</text:span></text:p>
            <text:p text:style-name="a802" text:class-names="" text:cond-style-name=""><text:span text:style-name="a800" text:class-names="">PC1cY*</text:span><text:span text:style-name="a801" text:class-names=""/></text:p>
          </draw:text-box>
          <svg:title/>
          <svg:desc/>
        </draw:frame>
        <draw:frame draw:id="id158" draw:style-name="a807" draw:name="Textfeld 8" svg:x="8.99827in" svg:y="5.42846in" svg:width="0.55412in" svg:height="0.2861in">
          <draw:text-box>
            <text:p text:style-name="a806" text:class-names="" text:cond-style-name=""><text:span text:style-name="a804" text:class-names="">2.0*</text:span><text:span text:style-name="a805" text:class-names=""/></text:p>
          </draw:text-box>
          <svg:title/>
          <svg:desc/>
        </draw:frame>
        <draw:frame draw:id="id159" draw:style-name="a812" draw:name="Textfeld 10" svg:x="8.91684in" svg:y="5.60827in" svg:width="0.7204in" svg:height="0.37025in">
          <draw:text-box>
            <text:p text:style-name="a809" text:class-names="" text:cond-style-name=""><text:span text:style-name="a808" text:class-names="">plotAge***</text:span></text:p>
            <text:p text:style-name="a811" text:class-names="" text:cond-style-name=""><text:span text:style-name="a810" text:class-names="">PC1cY*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1-16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1-16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1-16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1-16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1-16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1-16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1-16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1-16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1-16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1-16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1-16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1-16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11-16T17:31:50Z</dc:date>
    <meta:editing-cycles>15</meta:editing-cycles>
    <meta:editing-duration>PT0S</meta:editing-duration>
    <meta:document-statistic meta:paragraph-count="78" meta:word-count="224"/>
  </office:meta>
</office:document-meta>
</file>